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35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35%" fo:background-color="#ffffff"/>
      <style:text-properties fo:color="#0000ff" style:font-name="Consolas" fo:font-size="10.5pt" style:font-name-asian="Consolas1" style:font-size-asian="10.5pt" style:font-name-complex="Consolas1" style:font-size-complex="10.5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ff" style:font-name="Consolas" fo:font-size="11.5pt" style:font-name-asian="Consolas1" style:font-size-asian="11.5pt" style:font-name-complex="Consolas1" style:font-size-complex="11.5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color="#0000ff" style:font-name="Consolas" fo:font-size="10.5pt" style:font-name-asian="Consolas1" style:font-size-asian="10.5pt" style:font-name-complex="Consolas1" style:font-size-complex="10.5pt"/>
    </style:style>
    <style:style style:name="T2" style:family="text">
      <style:text-properties fo:color="#0000ff" style:font-name="Consolas" fo:font-size="11.5pt" style:font-name-asian="Consolas1" style:font-size-asian="11.5pt" style:font-name-complex="Consolas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# Echoserver</text:p>
      <text:p text:style-name="Standard">Echo server and client using python socket</text:p>
      <text:p text:style-name="Standard"/>
      <text:p text:style-name="Standard"># AIM:</text:p>
      <text:p text:style-name="Standard"/>
      <text:p text:style-name="Standard">To develop an echo server and client using python socket</text:p>
      <text:p text:style-name="Standard"/>
      <text:p text:style-name="Standard">## DESIGN STEPS:</text:p>
      <text:p text:style-name="Standard"/>
      <text:p text:style-name="Standard">### Step 1:</text:p>
      <text:p text:style-name="Standard"/>
      <text:p text:style-name="Standard">Design of echo server and client using python socket</text:p>
      <text:p text:style-name="Standard"/>
      <text:p text:style-name="Standard">### Step 2:</text:p>
      <text:p text:style-name="Standard"/>
      <text:p text:style-name="Standard">Implementation using Python code</text:p>
      <text:p text:style-name="Standard"/>
      <text:p text:style-name="Standard">### Step 3:</text:p>
      <text:p text:style-name="Standard"/>
      <text:p text:style-name="Standard">Testing the server and client </text:p>
      <text:p text:style-name="Standard"/>
      <text:p text:style-name="Standard">## PROGRAM:</text:p>
      <text:p text:style-name="Standard"/>
      <text:p text:style-name="Standard">## OUTPUT:</text:p>
      <text:p text:style-name="Standard"/>
      <text:p text:style-name="Standard"><text:soft-page-break/>## RESULT:</text:p>
      <text:p text:style-name="Standard">The program is executed successfully</text:p>
      <text:p text:style-name="Standard"/>
      <text:p text:style-name="Standard"/>
      <text:p text:style-name="Standard">## PROGRAM:</text:p>
      <text:p text:style-name="P1"><text:span text:style-name="T1">Server code</text:span></text:p>
      <text:p text:style-name="P2"/>
      <text:p text:style-name="P1"><text:span text:style-name="T1"># echo-server.py</text:span></text:p>
      <text:p text:style-name="P2"/>
      <text:p text:style-name="P1"><text:span text:style-name="T1">import socket</text:span></text:p>
      <text:p text:style-name="P2"/>
      <text:p text:style-name="P1"><text:span text:style-name="T1">HOST = "127.0.0.1" <text:s/># Standard loopback interface address (localhost)</text:span></text:p>
      <text:p text:style-name="P1"><text:span text:style-name="T1">PORT = 65432 <text:s/># Port to listen on (non-privileged ports are &gt; 1023)</text:span></text:p>
      <text:p text:style-name="P2"/>
      <text:p text:style-name="P1"><text:span text:style-name="T1">with socket.socket(socket.AF_INET, socket.SOCK_STREAM) as s:</text:span></text:p>
      <text:p text:style-name="P1"><text:span text:style-name="T1"><text:s text:c="4"/>s.bind((HOST, PORT))</text:span></text:p>
      <text:p text:style-name="P1"><text:span text:style-name="T1"><text:s text:c="4"/>s.listen()</text:span></text:p>
      <text:p text:style-name="P1"><text:span text:style-name="T1"><text:s text:c="4"/>conn, addr = s.accept()</text:span></text:p>
      <text:p text:style-name="P1"><text:span text:style-name="T1"><text:s text:c="4"/>with conn:</text:span></text:p>
      <text:p text:style-name="P1"><text:span text:style-name="T1"><text:s text:c="8"/>print(f"Connected by {addr}")</text:span></text:p>
      <text:p text:style-name="P1"><text:span text:style-name="T1"><text:s text:c="8"/>while True:</text:span></text:p>
      <text:p text:style-name="P1"><text:span text:style-name="T1"><text:s text:c="12"/>data = conn.recv(1024)</text:span></text:p>
      <text:p text:style-name="P1"><text:span text:style-name="T1"><text:s text:c="12"/>if not data:</text:span></text:p>
      <text:p text:style-name="P1"><text:span text:style-name="T1"><text:s text:c="16"/>break</text:span></text:p>
      <text:p text:style-name="P1"><text:span text:style-name="T1"><text:s text:c="12"/>conn.sendall(data)</text:span></text:p>
      <text:p text:style-name="P2"/>
      <text:p text:style-name="P3"><text:soft-page-break/></text:p>
      <text:p text:style-name="P4"><text:span text:style-name="T2">Client Code:</text:span></text:p>
      <text:p text:style-name="P4"><text:span text:style-name="T2"># echo-client.py</text:span></text:p>
      <text:p text:style-name="P3"/>
      <text:p text:style-name="P4"><text:span text:style-name="T2">import socket</text:span></text:p>
      <text:p text:style-name="P3"/>
      <text:p text:style-name="P4"><text:span text:style-name="T2">HOST = "127.0.0.1" <text:s/># The server's hostname or IP address</text:span></text:p>
      <text:p text:style-name="P4"><text:span text:style-name="T2">PORT = 65432 <text:s/># The port used by the server</text:span></text:p>
      <text:p text:style-name="P3"/>
      <text:p text:style-name="P4"><text:span text:style-name="T2">with socket.socket(socket.AF_INET, socket.SOCK_STREAM) as s:</text:span></text:p>
      <text:p text:style-name="P4"><text:span text:style-name="T2"><text:s text:c="4"/>s.connect((HOST, PORT))</text:span></text:p>
      <text:p text:style-name="P4"><text:span text:style-name="T2"><text:s text:c="4"/>s.sendall(b"Hello, world")</text:span></text:p>
      <text:p text:style-name="P4"><text:span text:style-name="T2"><text:s text:c="4"/>data = s.recv(1024)</text:span></text:p>
      <text:p text:style-name="P3"/>
      <text:p text:style-name="P4"><text:span text:style-name="T2">print(f"Received {data!r}")</text:span></text:p>
      <text:p text:style-name="P3"/>
      <text:p text:style-name="P3"/>
      <text:p text:style-name="Standard"/>
      <text:p text:style-name="Standard">## OUTPUT:</text:p>
      <text:p text:style-name="Standard">Run server first</text:p>
      <text:p text:style-name="Standard">┌──(kali㉿kali)-[~]</text:p>
      <text:p text:style-name="Standard">└─$ python echoserver.py</text:p>
      <text:p text:style-name="Standard"/>
      <text:p text:style-name="Standard">Then in another terminal run client</text:p>
      <text:p text:style-name="Standard">──(kali㉿kali)-[~]</text:p>
      <text:p text:style-name="Standard">└─$ python echoclient.py</text:p>
      <text:p text:style-name="Standard"><text:soft-page-break/>Received b'Hello, world'</text:p>
      <text:p text:style-name="Standard"/>
      <text:p text:style-name="Standard"/>
      <text:p text:style-name="Standard"/>
      <text:p text:style-name="Standard"/>
      <text:p text:style-name="Standard"/>
      <text:p text:style-name="Standard">## RESULT:</text:p>
      <text:p text:style-name="Standard">The program is executed successfu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08:32:00</meta:creation-date>
    <meta:initial-creator>gganesh</meta:initial-creator>
    <meta:document-statistic meta:table-count="0" meta:image-count="0" meta:object-count="0" meta:page-count="4" meta:paragraph-count="52" meta:word-count="192" meta:character-count="1359" meta:non-whitespace-character-count="1122"/>
    <meta:generator>LibreOfficeDev/6.0.5.2$Linux_X86_64 LibreOffice_project/</meta:generator>
  </office:meta>
</office:document-meta>
</file>